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4">
      <style:paragraph-properties fo:line-height="200%"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line-height="200%" fo:text-align="start" style:justify-single-word="false"/>
    </style:style>
    <style:style style:name="P6" style:family="paragraph" style:parent-style-name="Standard" style:list-style-name="L3">
      <style:paragraph-properties fo:line-height="200%" fo:text-align="start" style:justify-single-word="false"/>
    </style:style>
    <style:style style:name="P7" style:family="paragraph" style:parent-style-name="Standard" style:list-style-name="L5">
      <style:paragraph-properties fo:line-height="200%" fo:text-align="start" style:justify-single-word="false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mothy Van Scoy</text:p>
      <text:p text:style-name="P3">618 Clark Street Bridgeport, CT 06606</text:p>
      <text:p text:style-name="P3">(475)298-3236</text:p>
      <text:p text:style-name="P3"><text:a xlink:type="simple" xlink:href="mailto:timothy.van_scoy@uconn.edu" text:style-name="Internet_20_link" text:visited-style-name="Visited_20_Internet_20_Link">timothy.van_scoy@uconn.edu</text:a></text:p>
      <text:p text:style-name="P3"/>
      <text:p text:style-name="P5"><text:span text:style-name="T2">Skills</text:span></text:p>
      <text:list xml:id="list5902749274650268956" text:style-name="L3">
        <text:list-item>
          <text:p text:style-name="P6"><text:span text:style-name="T1">Detail-oriented<text:tab/><text:tab/><text:tab/><text:tab/><text:tab/><text:tab/></text:span></text:p>
        </text:list-item>
        <text:list-item>
          <text:p text:style-name="P6"><text:span text:style-name="T1">Creative</text:span></text:p>
        </text:list-item>
        <text:list-item>
          <text:p text:style-name="P6"><text:span text:style-name="T1">Fast Learner</text:span></text:p>
        </text:list-item>
      </text:list>
      <text:p text:style-name="P1"><text:span text:style-name="T3">Education</text:span></text:p>
      <text:list xml:id="list6130247046806834787" text:style-name="L4">
        <text:list-item>
          <text:p text:style-name="P4"><text:span text:style-name="T3">University of Connecticut Stamford </text:span></text:p>
        </text:list-item>
        <text:list-item>
          <text:p text:style-name="P4"><text:span text:style-name="T3">Digital Media and Design with a concentration in Digital Media Strategies for Business</text:span></text:p>
        </text:list-item>
        <text:list-item>
          <text:p text:style-name="P4"><text:span text:style-name="T3">Class of 2019 </text:span></text:p>
        </text:list-item>
      </text:list>
      <text:p text:style-name="P1"><text:span text:style-name="T3">Work Experience</text:span></text:p>
      <text:list xml:id="list333012199073985426" text:style-name="L5">
        <text:list-item>
          <text:p text:style-name="P7"><text:span text:style-name="T1">A broad range of community service activities as part of a high school curriculum. This includes:</text:span></text:p>
          <text:list>
            <text:list-item>
              <text:p text:style-name="P7"><text:span text:style-name="T1">Event hosting and preparation</text:span></text:p>
            </text:list-item>
            <text:list-item>
              <text:p text:style-name="P7"><text:span text:style-name="T1">Assistance with set up for festivals and other occurrences</text:span></text:p>
            </text:list-item>
            <text:list-item>
              <text:p text:style-name="P7"><text:span text:style-name="T1">Tutoring</text:span></text:p>
            </text:list-item>
            <text:list-item>
              <text:p text:style-name="P7"><text:span text:style-name="T1">General labor work, such as organizing and carrying donated foods, etc.</text:span></text:p>
            </text:list-item>
          </text:list>
        </text:list-item>
        <text:list-item>
          <text:p text:style-name="P7"><text:span text:style-name="T1">Years helping a local church with their monthly Spaghetti Dinner events. Relevant activities include:</text:span></text:p>
          <text:list>
            <text:list-item>
              <text:p text:style-name="P7"><text:span text:style-name="T1">Preparation and serving of food, including being able to keep a line moving while others deliver other foods</text:span></text:p>
            </text:list-item>
            <text:list-item>
              <text:p text:style-name="P7"><text:span text:style-name="T1">Other preparations such as setting tables, and also helping to put them away at the end</text:span></text:p>
            </text:list-item>
            <text:list-item>
              <text:p text:style-name="P7"><text:span text:style-name="T1">Waiting and Cleaning tables and dishes &amp; other Miscellaneous tasks</text:span></text:p>
            </text:list-item>
          </text:list>
        </text:list-item>
      </text:list>
      <text:p text:style-name="P2"><text:soft-page-break/>Timothy Van Scoy</text:p>
      <text:p text:style-name="P3">618 Clark Street Bridgeport, CT 06606</text:p>
      <text:p text:style-name="P3">(475) 298-3236</text:p>
      <text:p text:style-name="P3"><text:a xlink:type="simple" xlink:href="mailto:timothy.van_scoy@uconn.edu" text:style-name="Internet_20_link" text:visited-style-name="Visited_20_Internet_20_Link">timothy.van_scoy@uconn.edu</text:a></text:p>
      <text:p text:style-name="P8"/>
      <text:p text:style-name="P9">Dear Ms. Doe,</text:p>
      <text:p text:style-name="P9"/>
      <text:p text:style-name="P9"/>
      <text:p text:style-name="P9"><text:tab/>I heard you were looking for a new Social Media Manager, and believe I have the skills and experience to bring new ideas and passion to your company. I have been educated in Business Strategies for Social Media specifically, and have knowledge and wherewithal to jump right in and prove my usefulness in this field. </text:p>
      <text:p text:style-name="P9"/>
      <text:p text:style-name="P9"><text:tab/>In particular, I have a knowledge of how your desired social media mediums work and how people are most likely to respond and engage. I also have desired abilities such as ability to work cooperatively with others and a penchant for creativity. I am also a very detail-oriented person, able to catch things of interest that many other people may tend to miss.</text:p>
      <text:p text:style-name="P9"/>
      <text:p text:style-name="P9"><text:tab/>My experiences with community service as desired by my high school as well as other ways gives me a very good understanding of how communities work, something that is doubtless necessary for a job like this. <text:s/>It also allows me the ability to deal with all manners of people well, which is a very key part of this job as well. </text:p>
      <text:p text:style-name="P9"/>
      <text:p text:style-name="P9"/>
      <text:p text:style-name="P9"><text:tab/>Combining my education and experience, I believe I am a supremely qualified applicant and choice for this position. These and more are shown on the attached resume for you to read and consider. <text:s/>I look forward to my time in this field. Thank you for your time. </text:p>
      <text:p text:style-name="P9"/>
      <text:p text:style-name="P9">Sincerely, </text:p>
      <text:p text:style-name="P9"/>
      <text:p text:style-name="P9"/>
      <text:p text:style-name="P9"/>
      <text:p text:style-name="P9">Timothy Van Scoy </text:p>
      <text:p text:style-name="P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03T12:04:24.99</meta:creation-date>
    <dc:date>2017-02-03T15:03:55.20</dc:date>
    <meta:editing-duration>PT2H11M46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2" meta:paragraph-count="34" meta:word-count="398" meta:character-count="2339"/>
  </office:meta>
</office:document-meta>
</file>